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Task.setUseCaches( boolean usecach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getUs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setUsername( String us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Task.getAuthStrateg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ttpTask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probeConnection( HttpURL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setSuccessProperty( String success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MethodTyp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execute( )</text:p>
          </table:table-cell>
          <table:table-cell office:value-type="float" office:value="36">
            <text:p text:style-name="Table_20_Contents">36</text:p>
          </table:table-cell>
          <table:table-cell office:value-type="float" office:value="34">
            <text:p text:style-name="Table_20_Contents">34</text:p>
          </table:table-cell>
          <table:table-cell office:value-type="float" office:value="138">
            <text:p text:style-name="Table_20_Contents">138</text:p>
          </table:table-cell>
        </table:table-row>
        <table:table-row>
          <table:table-cell office:value-type="string">
            <text:p text:style-name="Table_20_Contents">HttpTask.makeConnectionWithAuthHandling( URLConnection conne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ttpTask.setAuthtype( AuthMethod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noteSucce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Task.getSuccess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doConnectWithUpload( URLConnection connection , String contentType , int contentLength , InputStream cont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HttpTask.setFailOnError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getTimestam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tpTask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setUseTimestamp( boolean usetimestam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Task.setDestination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setDest( File d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showProgressChar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getDestination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buildUR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ttpTask.getInputStream( URLConnection connec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HttpTask.onDownloadFinished( URL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getFailOn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doConnect( URL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verifyArgument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ttpTask.setVerbose( boolean verb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getReques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areParamsAddedTo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getAuthentication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HttpTask.parameterizeURL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ttpTask.setURL( String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onConnected( URL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addParam( HttpRequestParameter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setBlockSize( int block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getD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setUseResponseCode( boolean useResponseC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addHeader( HttpRequestParameter h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uthMethodType.mapValueToNumb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ttpTask.touchFile( File file , long timemill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getUseCa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getBlock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Task.getResponseCode( HttpURLConnection connec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